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21">
      <style:table-cell-properties fo:background-color="#81d41a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1"/>
    <style:style style:name="ce18" style:family="table-cell" style:parent-style-name="Default" style:data-style-name="N122">
      <style:table-cell-properties fo:background-color="#81d41a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2"/>
    <style:style style:name="ce21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9" office:value-type="string" calcext:value-type="string">
            <text:p>INSTRUCTION</text:p>
          </table:table-cell>
          <table:table-cell table:style-name="ce9" office:value-type="string" calcext:value-type="string">
            <text:p>OPCODE</text:p>
          </table:table-cell>
          <table:table-cell table:style-name="ce9" office:value-type="string" calcext:value-type="string">
            <text:p>OPCODE NAME</text:p>
          </table:table-cell>
          <table:table-cell table:style-name="ce9" office:value-type="string" calcext:value-type="string">
            <text:p>FUNCT3</text:p>
          </table:table-cell>
          <table:table-cell table:style-name="ce9" office:value-type="string" calcext:value-type="string">
            <text:p>FUNCT7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DESCRIPTION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R</text:p>
          </table:table-cell>
          <table:table-cell table:style-name="ce14" office:value-type="float" office:value="1100111" calcext:value-type="float">
            <text:p>1100111</text:p>
          </table:table-cell>
          <table:table-cell table:style-name="ce14" office:value-type="string" calcext:value-type="string">
            <text:p>JALR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 register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EQ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equal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B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by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immi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UB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ubstract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FENCE</text:p>
          </table:table-cell>
          <table:table-cell table:style-name="ce14" office:value-type="float" office:value="1111" calcext:value-type="float">
            <text:p>0001111</text:p>
          </table:table-cell>
          <table:table-cell table:style-name="ce14" office:value-type="string" calcext:value-type="string">
            <text:p>MISC-MEM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/>
          <table:table-cell table:style-name="ce11" office:value-type="string" calcext:value-type="string">
            <text:p>Fenc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table:style-name="ce13" office:value-type="string" calcext:value-type="string">
            <text:p>ECALL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float" office:value="0" calcext:value-type="float">
            <text:p>000000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cal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table:style-name="ce13" office:value-type="string" calcext:value-type="string">
            <text:p>EBREAK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break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N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not equal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H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21" office:value-type="string" calcext:value-type="string">
            <text:p>TESTED</text:p>
          </table:table-cell>
          <table:table-cell table:style-name="ce11" office:value-type="string" calcext:value-type="string">
            <text:p>Store half-wor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W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wor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W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wor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U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U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less than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<text:s/>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greather than or equal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<text:s/>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<text:s/>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less than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<text:s/>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greater than or equal unsigned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<text:s/>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UI</text:p>
          </table:table-cell>
          <table:table-cell table:style-name="ce14" office:value-type="float" office:value="110111" calcext:value-type="float">
            <text:p>0110111</text:p>
          </table:table-cell>
          <table:table-cell table:style-name="ce14" office:value-type="string" calcext:value-type="string">
            <text:p>LUI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upper immi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UIPC</text:p>
          </table:table-cell>
          <table:table-cell table:style-name="ce14" office:value-type="float" office:value="10111" calcext:value-type="float">
            <text:p>0010111</text:p>
          </table:table-cell>
          <table:table-cell table:style-name="ce14" office:value-type="string" calcext:value-type="string">
            <text:p>AUIPC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upper immidiate program counter</text:p>
          </table:table-cell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</text:p>
          </table:table-cell>
          <table:table-cell table:style-name="ce14" office:value-type="float" office:value="1101111" calcext:value-type="float">
            <text:p>1101111</text:p>
          </table:table-cell>
          <table:table-cell table:style-name="ce14" office:value-type="string" calcext:value-type="string">
            <text:p>JAL 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W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" calcext:value-type="float">
            <text:p>00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/wri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</text:p>
          </table:table-cell>
          <table:table-cell table:style-name="ce16" office:value-type="float" office:value="1110012" calcext:value-type="float">
            <text:p>1110012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0" calcext:value-type="float">
            <text:p>0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</text:p>
          </table:table-cell>
          <table:table-cell table:style-name="ce16" office:value-type="float" office:value="1110013" calcext:value-type="float">
            <text:p>1110013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" calcext:value-type="float">
            <text:p>0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WI</text:p>
          </table:table-cell>
          <table:table-cell table:style-name="ce16" office:value-type="float" office:value="1110014" calcext:value-type="float">
            <text:p>1110014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01" calcext:value-type="float">
            <text:p>10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write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I</text:p>
          </table:table-cell>
          <table:table-cell table:style-name="ce16" office:value-type="float" office:value="1110015" calcext:value-type="float">
            <text:p>1110015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0" calcext:value-type="float">
            <text:p>1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I</text:p>
          </table:table-cell>
          <table:table-cell table:style-name="ce16" office:value-type="float" office:value="1110016" calcext:value-type="float">
            <text:p>1110016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1" calcext:value-type="float">
            <text:p>1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 immediate</text:p>
          </table:table-cell>
          <table:table-cell table:style-name="ce13"/>
          <table:table-cell table:number-columns-repeated="1012"/>
        </table:table-row>
        <table:table-row table:style-name="ro1">
          <table:table-cell table:number-columns-repeated="3"/>
          <table:table-cell table:style-name="ce13"/>
          <table:table-cell table:style-name="ce16" table:number-columns-repeated="2"/>
          <table:table-cell table:style-name="ce19"/>
          <table:table-cell table:style-name="ce13" table:number-columns-repeated="5"/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6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12:00:42.034057839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2-02-19T12:18:58.977335226</dc:date>
    <meta:editing-cycles>56</meta:editing-cycles>
    <meta:editing-duration>P9DT8H48M47S</meta:editing-duration>
    <meta:document-statistic meta:table-count="1" meta:cell-count="415" meta:object-count="0"/>
  </office:meta>
</office:document-meta>
</file>